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" manifest:full-path="Pictures/TablePreview1.svm"/>
  <manifest:file-entry manifest:media-type="image/png" manifest:full-path="Pictures/10000000000000F100000066D015F70E.png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 style:list-style-name="L3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3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3">
      <style:graphic-properties draw:stroke="solid" svg:stroke-width="0cm" svg:stroke-color="#000000" draw:stroke-linejoin="miter" draw:fill="solid" draw:fill-color="#e6ff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3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3">
      <style:graphic-properties draw:stroke="solid" svg:stroke-width="0cm" svg:stroke-color="#000000" draw:stroke-linejoin="miter" draw:fill="solid" draw:fill-color="#ff00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3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PO-template.1201121-title">
      <style:graphic-properties draw:auto-grow-height="true" fo:min-height="2.632cm"/>
    </style:style>
    <style:style style:name="pr2" style:family="presentation" style:parent-style-name="PO-template.1201121-notes">
      <style:graphic-properties draw:fill-color="#ffffff" fo:min-height="18cm"/>
    </style:style>
    <style:style style:name="pr3" style:family="presentation" style:parent-style-name="PO-template.1201121-title">
      <style:graphic-properties fo:min-height="2.381cm"/>
    </style:style>
    <style:style style:name="pr4" style:family="presentation" style:parent-style-name="PO-template.1201121-notes">
      <style:graphic-properties draw:fill-color="#ffffff" fo:min-height="18.88cm"/>
    </style:style>
    <style:style style:name="co1" style:family="table-column">
      <style:table-column-properties style:column-width="0.714cm" style:use-optimal-column-width="false"/>
    </style:style>
    <style:style style:name="co2" style:family="table-column">
      <style:table-column-properties style:column-width="4.677cm" style:use-optimal-column-width="false"/>
    </style:style>
    <style:style style:name="co3" style:family="table-column">
      <style:table-column-properties style:column-width="1.334cm" style:use-optimal-column-width="false"/>
    </style:style>
    <style:style style:name="co4" style:family="table-column">
      <style:table-column-properties style:column-width="1.561cm" style:use-optimal-column-width="false"/>
    </style:style>
    <style:style style:name="co5" style:family="table-column">
      <style:table-column-properties style:column-width="2.54cm" style:use-optimal-column-width="false"/>
    </style:style>
    <style:style style:name="co6" style:family="table-column">
      <style:table-column-properties style:column-width="1.217cm" style:use-optimal-column-width="false"/>
    </style:style>
    <style:style style:name="co7" style:family="table-column">
      <style:table-column-properties style:column-width="1.138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214cm" style:use-optimal-column-width="false"/>
    </style:style>
    <style:style style:name="co10" style:family="table-column">
      <style:table-column-properties style:column-width="1.37cm" style:use-optimal-column-width="false"/>
    </style:style>
    <style:style style:name="co11" style:family="table-column">
      <style:table-column-properties style:column-width="1.774cm" style:use-optimal-column-width="false"/>
    </style:style>
    <style:style style:name="co12" style:family="table-column">
      <style:table-column-properties style:column-width="1.681cm" style:use-optimal-column-width="false"/>
    </style:style>
    <style:style style:name="co13" style:family="table-column">
      <style:table-column-properties style:column-width="1.743cm" style:use-optimal-column-width="false"/>
    </style:style>
    <style:style style:name="co14" style:family="table-column">
      <style:table-column-properties style:column-width="1.618cm" style:use-optimal-column-width="false"/>
    </style:style>
    <style:style style:name="ro1" style:family="table-row">
      <style:table-row-properties style:row-height="1.114cm"/>
    </style:style>
    <style:style style:name="ro2" style:family="table-row">
      <style:table-row-properties style:row-height="3.06cm"/>
    </style:style>
    <style:style style:name="ro3" style:family="table-row">
      <style:table-row-properties style:row-height="0.867cm"/>
    </style:style>
    <style:style style:name="ce1" style:family="table-cell">
      <style:graphic-properties draw:fill-color="#c0c0c0" style:repeat="repeat" fo:padding-top="0.1cm" fo:padding-bottom="0.1cm" fo:padding-left="0.1cm" fo:padding-right="0.1cm"/>
      <style:text-properties fo:font-size="8pt" fo:font-weight="bold" style:font-size-asian="8pt" style:font-weight-asian="bold" style:font-size-complex="8pt" style:font-weight-complex="bold"/>
    </style:style>
    <style:style style:name="ce2" style:family="table-cell">
      <style:graphic-properties draw:fill-color="#c0c0c0" style:repeat="repeat" fo:padding-top="0.1cm" fo:padding-bottom="0.1cm" fo:padding-left="0.1cm" fo:padding-right="0.1cm"/>
      <style:text-properties fo:font-size="7pt" fo:font-weight="bold" style:font-size-asian="7pt" style:font-weight-asian="bold" style:font-size-complex="7pt" style:font-weight-complex="bold"/>
    </style:style>
    <style:style style:name="ce3" style:family="table-cell">
      <style:graphic-properties draw:fill-color="#c0c0c0" style:repeat="repeat" fo:padding-top="0.1cm" fo:padding-bottom="0.1cm" fo:padding-left="0.1cm" fo:padding-right="0.1cm"/>
      <style:paragraph-properties fo:margin-left="0cm" fo:margin-right="0cm" fo:margin-top="0cm" fo:margin-bottom="0cm" fo:line-height="100%" fo:text-indent="0cm" style:punctuation-wrap="hanging" style:line-break="strict"/>
      <style:text-properties fo:font-size="5pt" style:font-size-asian="5pt" style:font-size-complex="5pt"/>
    </style:style>
    <style:style style:name="ce4" style:family="table-cell">
      <style:graphic-properties draw:fill-color="#c0c0c0" style:repeat="repeat" fo:padding-top="0.1cm" fo:padding-bottom="0.1cm" fo:padding-left="0.1cm" fo:padding-right="0.1cm"/>
      <style:text-properties fo:font-size="8pt" style:font-size-asian="8pt" style:font-size-complex="8pt"/>
    </style:style>
    <style:style style:name="ce5" style:family="table-cell">
      <style:graphic-properties draw:fill-color="#c0c0c0" style:repeat="repeat" fo:padding-top="0.1cm" fo:padding-bottom="0.1cm" fo:padding-left="0.1cm" fo:padding-right="0.1cm"/>
      <style:text-properties fo:font-size="7pt" style:font-size-asian="7pt" style:font-size-complex="7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fo:color="#ff0000" fo:font-size="12pt" style:font-size-asian="18pt" style:font-size-complex="18pt"/>
    </style:style>
    <style:style style:name="P5" style:family="paragraph">
      <style:text-properties fo:color="#ffff00" fo:font-size="12pt" style:font-size-asian="18pt" style:font-size-complex="18pt"/>
    </style:style>
    <style:style style:name="P6" style:family="paragraph">
      <style:paragraph-properties fo:margin-top="0cm" fo:margin-bottom="0cm"/>
    </style:style>
    <style:style style:name="P7" style:family="paragraph">
      <style:text-properties fo:font-family="Tahoma" style:font-family-generic="swiss" style:font-pitch="variable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12" style:family="paragraph">
      <style:paragraph-properties fo:margin-left="0cm" fo:margin-right="0cm" fo:line-height="100%" fo:text-align="center" fo:text-indent="0cm" style:writing-mode="lr-tb"/>
    </style:style>
    <style:style style:name="P1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ff00" fo:font-family="'Times New Roman'" style:font-style-name="Standard" style:font-family-generic="roman" fo:font-size="12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6" style:family="text">
      <style:text-properties fo:color="#ff0000" fo:font-family="'Times New Roman'" style:font-style-name="Standard" style:font-family-generic="roman" fo:font-size="12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7" style:family="text">
      <style:text-properties fo:color="#ffff00" fo:font-family="'Times New Roman'" style:font-style-name="Standard" style:font-family-generic="roman" fo:font-size="12pt" fo:language="es" fo:country="ES" fo:font-weight="bold" style:font-family-asian="'Times New Roman'" style:font-style-name-asian="Standard" style:font-family-generic-asian="roman" style:font-size-asian="18pt" style:font-weight-asian="bold" style:font-family-complex="'Times New Roman'" style:font-style-name-complex="Standard" style:font-family-generic-complex="roman" style:font-size-complex="18pt" style:font-weight-complex="bold"/>
    </style:style>
    <style:style style:name="T8" style:family="text">
      <style:text-properties fo:font-family="'Courier New'" style:font-family-generic="modern" style:font-pitch="fixed" fo:font-size="10pt" fo:language="zxx" fo:country="none" style:font-size-asian="10pt" style:font-size-complex="10pt"/>
    </style:style>
    <style:style style:name="T9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0" style:family="text">
      <style:text-properties fo:font-family="Tahoma" style:font-family-generic="swiss" style:font-pitch="variable"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'Courier New'" style:font-family-generic="modern" style:font-pitch="fixed" fo:font-size="11pt" fo:language="zxx" fo:country="none" style:font-size-asian="11pt" style:font-size-complex="11pt"/>
    </style:style>
    <style:style style:name="T14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Project List" draw:style-name="dp1" draw:master-page-name="PO-template.1201121" presentation:presentation-page-layout-name="AL1T19" presentation:use-date-time-name="dtd1">
        <draw:frame presentation:style-name="pr1" draw:text-style-name="P1" draw:layer="layout" svg:width="22.489cm" svg:height="2.892cm" svg:x="1.644cm" svg:y="0.067cm" presentation:class="title">
          <draw:text-box>
            <text:p><text:span text:style-name="T1">@customer_name@ Projects (@project_cnt@ of @customer_project_cnt@)</text:span></text:p>
          </draw:text-box>
        </draw:frame>
        <draw:frame draw:style-name="standard" draw:layer="layout" svg:width="23.883cm" svg:height="5.04cm" svg:x="1.08cm" svg:y="4.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2">OK</text:span></text:p>
              </table:table-cell>
              <table:table-cell>
                <text:p><text:span text:style-name="T2">Name</text:span></text:p>
              </table:table-cell>
              <table:table-cell>
                <text:p><text:span text:style-name="T2">Type</text:span></text:p>
              </table:table-cell>
              <table:table-cell>
                <text:p><text:span text:style-name="T2">Status</text:span></text:p>
              </table:table-cell>
              <table:table-cell>
                <text:p><text:span text:style-name="T2">PM</text:span></text:p>
              </table:table-cell>
              <table:table-cell>
                <text:p><text:span text:style-name="T2">Start</text:span></text:p>
              </table:table-cell>
              <table:table-cell>
                <text:p><text:span text:style-name="T2">End</text:span></text:p>
              </table:table-cell>
              <table:table-cell>
                <text:p><text:span text:style-name="T2">Budget</text:span></text:p>
              </table:table-cell>
              <table:table-cell>
                <text:p><text:span text:style-name="T2">Budget Hours</text:span></text:p>
              </table:table-cell>
              <table:table-cell table:style-name="ce2">
                <text:p><text:span text:style-name="T2">Done %</text:span></text:p>
              </table:table-cell>
              <table:table-cell table:style-name="ce2">
                <text:p><text:span text:style-name="T2">Revenues Planed</text:span></text:p>
              </table:table-cell>
              <table:table-cell table:style-name="ce2">
                <text:p><text:span text:style-name="T2">Revenues Current</text:span></text:p>
              </table:table-cell>
              <table:table-cell table:style-name="ce2">
                <text:p><text:span text:style-name="T2">Costs Planned</text:span></text:p>
              </table:table-cell>
              <table:table-cell table:style-name="ce2">
                <text:p><text:span text:style-name="T2">Costs Current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3"><text:s/></text:span><text:span text:style-name="T4">@status_square;noquote@</text:span></text:p>
              </table:table-cell>
              <table:table-cell>
                <text:p><text:span text:style-name="T4">@project_name@</text:span></text:p>
              </table:table-cell>
              <table:table-cell>
                <text:p><text:span text:style-name="T4">@project_type@</text:span></text:p>
              </table:table-cell>
              <table:table-cell>
                <text:p><text:span text:style-name="T4">@project_status@</text:span></text:p>
              </table:table-cell>
              <table:table-cell>
                <text:p><text:span text:style-name="T4">@project_manager@</text:span></text:p>
              </table:table-cell>
              <table:table-cell>
                <text:p><text:span text:style-name="T4">@start_date_pretty@</text:span></text:p>
              </table:table-cell>
              <table:table-cell>
                <text:p><text:span text:style-name="T4">@end_date_pretty@</text:span></text:p>
              </table:table-cell>
              <table:table-cell>
                <text:p><text:span text:style-name="T4">@project_budget_pretty@</text:span></text:p>
              </table:table-cell>
              <table:table-cell>
                <text:p><text:span text:style-name="T4">@project_budget_hours_pretty@</text:span></text:p>
              </table:table-cell>
              <table:table-cell table:style-name="ce5">
                <text:p><text:span text:style-name="T4">@percent_completed_pretty@</text:span></text:p>
              </table:table-cell>
              <table:table-cell table:style-name="ce5">
                <text:p><text:span text:style-name="T4">@cost_quotes_cache@</text:span></text:p>
              </table:table-cell>
              <table:table-cell table:style-name="ce5">
                <text:p><text:span text:style-name="T4">@cost_invoices_cache@</text:span></text:p>
              </table:table-cell>
              <table:table-cell table:style-name="ce5">
                <text:p><text:span text:style-name="T4">@costs_planned@</text:span></text:p>
              </table:table-cell>
              <table:table-cell table:style-name="ce5">
                <text:p><text:span text:style-name="T4">@costs_logged@</text:span></text:p>
              </table:table-cell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  <table:table-cell table:style-name="ce5"/>
              <table:table-cell table:style-name="ce5"/>
              <table:table-cell table:style-name="ce5"/>
            </table:table-row>
          </table:table>
          <draw:image xlink:href="Pictures/TablePreview1.svm" xlink:type="simple" xlink:show="embed" xlink:actuate="onLoad"/>
          <svg:title>list</svg:title>
        </draw:frame>
        <draw:frame draw:style-name="gr1" draw:text-style-name="P3" draw:layer="layout" svg:width="0.803cm" svg:height="0.758cm" svg:x="0.414cm" svg:y="18.2cm">
          <draw:text-box>
            <text:p><text:span text:style-name="T5">█</text:span></text:p>
          </draw:text-box>
          <svg:title>green_square</svg:title>
        </draw:frame>
        <draw:frame draw:style-name="gr1" draw:text-style-name="P4" draw:layer="layout" svg:width="0.803cm" svg:height="0.758cm" svg:x="1.786cm" svg:y="18.233cm">
          <draw:text-box>
            <text:p><text:span text:style-name="T6">█</text:span></text:p>
          </draw:text-box>
          <svg:title>red_square</svg:title>
        </draw:frame>
        <draw:frame draw:style-name="gr1" draw:text-style-name="P5" draw:layer="layout" svg:width="0.803cm" svg:height="0.758cm" svg:x="1.1cm" svg:y="18.233cm">
          <draw:text-box>
            <text:p><text:span text:style-name="T7">█</text:span></text:p>
          </draw:text-box>
          <svg:title>yellow_square</svg:title>
        </draw:frame>
        <draw:rect draw:style-name="gr2" draw:layer="layout" svg:width="3.5cm" svg:height="1.05cm" svg:x="0cm" svg:y="17.95cm">
          <text:p/>
        </draw:rect>
        <presentation:notes draw:style-name="dp2">
          <draw:frame presentation:style-name="pr2" draw:layer="layout" svg:width="26.5cm" svg:height="18.91cm" svg:x="0.5cm" svg:y="0.5cm" presentation:class="notes" presentation:user-transformed="true">
            <draw:text-box>
              <text:p text:style-name="P6"><text:span text:style-name="T8">page_sql "</text:span></text:p>
              <text:p text:style-name="P6"><text:span text:style-name="T8">select</text:span><text:span text:style-name="T8"><text:tab/></text:span><text:span text:style-name="T8">c.*, c.company_id as page_customer_id,</text:span></text:p>
              <text:p text:style-name="P6"><text:span text:style-name="T8"><text:tab/></text:span><text:span text:style-name="T8">(select count(*) from im_projects where parent_id is null and company_id = company_id) as customer_project_cnt</text:span></text:p>
              <text:p text:style-name="P6"><text:span text:style-name="T8">from</text:span><text:span text:style-name="T8"><text:tab/></text:span><text:span text:style-name="T8">im_companies c</text:span></text:p>
              <text:p text:style-name="P6"><text:span text:style-name="T8">where</text:span><text:span text:style-name="T8"><text:tab/></text:span><text:span text:style-name="T8">c.company_type_id in (select * from im_sub_categories([im_company_type_customer])) and</text:span></text:p>
              <text:p text:style-name="P6"><text:span text:style-name="T8"><text:tab/></text:span><text:span text:style-name="T8">c.company_id in (select p.company_id from im_projects p where p.parent_id is null)</text:span></text:p>
              <text:p text:style-name="P6"><text:span text:style-name="T8">order by</text:span><text:span text:style-name="T8"><text:tab/></text:span><text:span text:style-name="T8">lower(c.company_name)</text:span></text:p>
              <text:p text:style-name="P6"><text:span text:style-name="T8">limit</text:span><text:span text:style-name="T8"><text:tab/></text:span><text:span text:style-name="T8">999</text:span></text:p>
              <text:p text:style-name="P6"><text:span text:style-name="T8">"</text:span></text:p>
              <text:p text:style-name="P6"><text:span text:style-name="T8"/></text:p>
              <text:p text:style-name="P6"><text:span text:style-name="T8">list_sql "</text:span></text:p>
              <text:p text:style-name="P6"><text:span text:style-name="T8">select</text:span><text:span text:style-name="T8"><text:tab/></text:span><text:span text:style-name="T8">p.*, 1 as one,</text:span></text:p>
              <text:p text:style-name="P6"><text:span text:style-name="T8"><text:tab/></text:span><text:span text:style-name="T8">acs_object__name(p.company_id) as customer_name,</text:span></text:p>
              <text:p text:style-name="P6"><text:span text:style-name="T8"><text:tab/></text:span><text:span text:style-name="T8">to_char(p.start_date, 'YYYY-MM-DD') as start_date_pretty,</text:span></text:p>
              <text:p text:style-name="P6"><text:span text:style-name="T8"><text:tab/></text:span><text:span text:style-name="T8">to_char(p.end_date, 'YYYY-MM-DD') as end_date_pretty,</text:span></text:p>
              <text:p text:style-name="P6"><text:span text:style-name="T8"><text:tab/></text:span><text:span text:style-name="T8">round(coalesce(p.percent_completed,0)) as percent_completed_pretty,</text:span></text:p>
              <text:p text:style-name="P6"><text:span text:style-name="T8"><text:tab/></text:span><text:span text:style-name="T8">coalesce(round(p.project_budget)::text, '0'::text) as project_budget_pretty,</text:span></text:p>
              <text:p text:style-name="P6"><text:span text:style-name="T8"><text:tab/></text:span><text:span text:style-name="T8">coalesce(round(p.project_budget_hours)::text, '0'::text) as project_budget_hours_pretty,</text:span></text:p>
              <text:p text:style-name="P6"><text:span text:style-name="T8"><text:tab/></text:span><text:span text:style-name="T8">im_category_from_id(p.project_status_id) as project_status,</text:span></text:p>
              <text:p text:style-name="P6"><text:span text:style-name="T8"><text:tab/></text:span><text:span text:style-name="T8">im_category_from_id(p.project_type_id) as project_type,</text:span></text:p>
              <text:p text:style-name="P6"><text:span text:style-name="T8"><text:tab/></text:span><text:span text:style-name="T8">im_name_from_user_id(p.project_lead_id) as project_manager,</text:span></text:p>
              <text:p text:style-name="P6"><text:span text:style-name="T8"><text:tab/></text:span><text:span text:style-name="T8">CASE </text:span><text:span text:style-name="T8"><text:tab/></text:span><text:span text:style-name="T8">WHEN 66=p.on_track_status_id THEN :green_square</text:span></text:p>
              <text:p text:style-name="P6"><text:span text:style-name="T8"><text:tab/></text:span><text:span text:style-name="T8"><text:tab/></text:span><text:span text:style-name="T8">WHEN 67=p.on_track_status_id THEN :yellow_square</text:span></text:p>
              <text:p text:style-name="P6"><text:span text:style-name="T8"><text:tab/></text:span><text:span text:style-name="T8"><text:tab/></text:span><text:span text:style-name="T8">WHEN 68=p.on_track_status_id THEN :red_square</text:span></text:p>
              <text:p text:style-name="P6"><text:span text:style-name="T8"><text:tab/></text:span><text:span text:style-name="T8"><text:tab/></text:span><text:span text:style-name="T8">ELSE ''</text:span></text:p>
              <text:p text:style-name="P6"><text:span text:style-name="T8"><text:tab/></text:span><text:span text:style-name="T8">END as status_square,</text:span></text:p>
              <text:p text:style-name="P6"><text:span text:style-name="T8"><text:tab/></text:span><text:span text:style-name="T8">cost_purchase_orders_cache + cost_timesheet_planned_cache + cost_expense_planned_cache as costs_planned,</text:span></text:p>
              <text:p text:style-name="P6"><text:span text:style-name="T8"><text:tab/></text:span><text:span text:style-name="T8">cost_bills_cache + cost_timesheet_logged_cache + cost_expense_logged_cache as costs_logged</text:span></text:p>
              <text:p text:style-name="P6"><text:span text:style-name="T8">from</text:span><text:span text:style-name="T8"><text:tab/></text:span><text:span text:style-name="T8">im_projects p</text:span></text:p>
              <text:p text:style-name="P6"><text:span text:style-name="T8">where</text:span><text:span text:style-name="T8"><text:tab/></text:span><text:span text:style-name="T8">p.parent_id is null and</text:span></text:p>
              <text:p text:style-name="P6"><text:span text:style-name="T8"><text:tab/></text:span><text:span text:style-name="T8">p.project_type_id not in ([im_project_type_task], [im_project_type_ticket]) and</text:span></text:p>
              <text:p text:style-name="P6"><text:span text:style-name="T8"><text:tab/></text:span><text:span text:style-name="T8">p.project_status_id not in ([im_project_status_deleted]) and</text:span></text:p>
              <text:p text:style-name="P6"><text:span text:style-name="T8"><text:tab/></text:span><text:span text:style-name="T8">p.company_id = :page_customer_id</text:span></text:p>
              <text:p text:style-name="P6"><text:span text:style-name="T8">order by</text:span><text:span text:style-name="T8"><text:tab/></text:span><text:span text:style-name="T8">lower(p.project_name)</text:span></text:p>
              <text:p text:style-name="P6"><text:span text:style-name="T8">LIMIT</text:span><text:span text:style-name="T8"><text:tab/></text:span><text:span text:style-name="T8">999</text:span></text:p>
              <text:p text:style-name="P6"><text:span text:style-name="T8">"</text:span></text:p>
              <text:p text:style-name="P6"><text:span text:style-name="T9"/></text:p>
              <text:p text:style-name="P6"><text:span text:style-name="T8">list_max_rows</text:span><text:span text:style-name="T8"><text:tab/></text:span><text:span text:style-name="T8">11</text:span></text:p>
              <text:p text:style-name="P6"><text:span text:style-name="T9"/></text:p>
              <text:p text:style-name="P6"><text:span text:style-name="T8">counters {</text:span></text:p>
              <text:p text:style-name="P6"><text:span text:style-name="T8"><text:tab/></text:span><text:span text:style-name="T8">{cost_quotes_total $cost_quotes_cache}</text:span></text:p>
              <text:p text:style-name="P6"><text:span text:style-name="T8"><text:tab/></text:span><text:span text:style-name="T8">{budget_total $project_budget_pretty}</text:span></text:p>
              <text:p text:style-name="P6"><text:span text:style-name="T8"><text:tab/></text:span><text:span text:style-name="T8">{project_cnt $one}</text:span></text:p>
              <text:p text:style-name="P6"><text:span text:style-name="T8">}</text:span></text:p>
              <text:p text:style-name="P6"><text:span text:style-name="T9"/></text:p>
            </draw:text-box>
          </draw:frame>
        </presentation:notes>
      </draw:page>
      <draw:page draw:name="gantt Project Gantt" draw:style-name="dp1" draw:master-page-name="PO-template.1201121" presentation:presentation-page-layout-name="AL1T19" presentation:use-date-time-name="dtd1">
        <draw:frame presentation:style-name="pr3" draw:layer="layout" svg:width="22.489cm" svg:height="2.641cm" svg:x="1.644cm" svg:y="0.192cm" presentation:class="title">
          <draw:text-box>
            <text:p><text:span text:style-name="T1">@main_project_name@ (@customer_name@)</text:span></text:p>
          </draw:text-box>
        </draw:frame>
        <draw:line draw:style-name="gr3" draw:text-style-name="P7" draw:layer="layout" svg:x1="1cm" svg:y1="4.1cm" svg:x2="24.022cm" svg:y2="4.158cm">
          <text:p/>
        </draw:line>
        <draw:line draw:style-name="gr3" draw:text-style-name="P7" draw:layer="layout" svg:x1="1cm" svg:y1="3.7cm" svg:x2="1cm" svg:y2="4.5cm">
          <text:p/>
        </draw:line>
        <draw:frame draw:style-name="gr1" draw:text-style-name="P9" draw:layer="layout" svg:width="7.165cm" svg:height="0.758cm" svg:x="1.1cm" svg:y="3.042cm">
          <draw:text-box>
            <text:p text:style-name="P8"><text:span text:style-name="T10">@main_project_start_date_pretty@</text:span></text:p>
          </draw:text-box>
        </draw:frame>
        <draw:frame draw:style-name="gr1" draw:text-style-name="P11" draw:layer="layout" svg:width="7.017cm" svg:height="0.758cm" svg:x="19.583cm" svg:y="3.2cm">
          <draw:text-box>
            <text:p text:style-name="P10"><text:span text:style-name="T10">@main_project_end_date_pretty@</text:span></text:p>
          </draw:text-box>
        </draw:frame>
        <draw:frame draw:style-name="gr4" draw:layer="layout" svg:width="0.502cm" svg:height="1.267cm" svg:x="12.022cm" svg:y="6.358cm">
          <draw:text-box>
            <text:p/>
          </draw:text-box>
        </draw:frame>
        <draw:g>
          <svg:title>green_bar</svg:title>
          <draw:rect draw:style-name="gr5" draw:layer="layout" svg:width="8.4cm" svg:height="0.8cm" svg:x="1.022cm" svg:y="5.358cm">
            <svg:title>base_bar</svg:title>
            <text:p/>
          </draw:rect>
          <draw:custom-shape draw:style-name="gr6" draw:text-style-name="P13" draw:layer="layout" svg:width="6cm" svg:height="0.398cm" svg:x="1.022cm" svg:y="5.36cm">
            <svg:title>completed_bar</svg:title>
            <text:p text:style-name="P12"><text:span text:style-name="T11">@percent_completed_pretty@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4.803cm" svg:height="0.885cm" svg:x="1cm" svg:y="4.358cm">
            <draw:text-box>
              <text:p><text:span text:style-name="T12">@project_name@</text:span></text:p>
            </draw:text-box>
          </draw:frame>
          <draw:custom-shape draw:style-name="gr7" draw:text-style-name="P13" draw:layer="layout" svg:width="6cm" svg:height="0.398cm" svg:x="1.022cm" svg:y="5.758cm">
            <svg:title>expected_bar</svg:title>
            <text:p text:style-name="P12"><text:span text:style-name="T11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yellow_bar</svg:title>
          <draw:rect draw:style-name="gr5" draw:layer="layout" svg:width="8.4cm" svg:height="0.8cm" svg:x="1cm" svg:y="7.1cm">
            <svg:title>base_bar</svg:title>
            <text:p/>
          </draw:rect>
          <draw:custom-shape draw:style-name="gr8" draw:text-style-name="P13" draw:layer="layout" svg:width="6cm" svg:height="0.398cm" svg:x="1cm" svg:y="7.102cm">
            <svg:title>completed_bar</svg:title>
            <text:p text:style-name="P12"><text:span text:style-name="T11">@percent_completed_pretty@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4.803cm" svg:height="0.885cm" svg:x="0.978cm" svg:y="6.1cm">
            <draw:text-box>
              <text:p><text:span text:style-name="T12">@project_name@</text:span></text:p>
            </draw:text-box>
          </draw:frame>
          <draw:custom-shape draw:style-name="gr9" draw:text-style-name="P13" draw:layer="layout" svg:width="6cm" svg:height="0.398cm" svg:x="1cm" svg:y="7.5cm">
            <svg:title>expected_bar</svg:title>
            <text:p text:style-name="P12"><text:span text:style-name="T11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5" draw:layer="layout" svg:width="8.4cm" svg:height="0.8cm" svg:x="1cm" svg:y="8.9cm">
            <svg:title>base_bar</svg:title>
            <text:p/>
          </draw:rect>
          <draw:custom-shape draw:style-name="gr10" draw:text-style-name="P13" draw:layer="layout" svg:width="6cm" svg:height="0.398cm" svg:x="1cm" svg:y="8.902cm">
            <svg:title>completed_bar</svg:title>
            <text:p text:style-name="P12"><text:span text:style-name="T11">@percent_completed_pretty@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4.803cm" svg:height="0.885cm" svg:x="0.978cm" svg:y="7.9cm">
            <draw:text-box>
              <text:p><text:span text:style-name="T12">@project_name@</text:span></text:p>
            </draw:text-box>
          </draw:frame>
          <draw:custom-shape draw:style-name="gr11" draw:text-style-name="P13" draw:layer="layout" svg:width="6cm" svg:height="0.398cm" svg:x="1cm" svg:y="9.3cm">
            <svg:title>expected_bar</svg:title>
            <text:p text:style-name="P12"><text:span text:style-name="T11">@percent_expected_pretty@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7" draw:layer="layout" svg:x1="24cm" svg:y1="3.8cm" svg:x2="24cm" svg:y2="4.6cm">
          <text:p/>
        </draw:line>
        <presentation:notes draw:style-name="dp2">
          <draw:frame presentation:style-name="pr4" draw:text-style-name="P6" draw:layer="layout" svg:width="27.57cm" svg:height="18.88cm" svg:x="0cm" svg:y="0cm" presentation:class="notes" presentation:user-transformed="true">
            <draw:text-box>
              <text:p text:style-name="P6"><text:span text:style-name="T13">page_sql "</text:span></text:p>
              <text:p text:style-name="P6"><text:span text:style-name="T13">select</text:span><text:span text:style-name="T13"><text:tab/></text:span><text:span text:style-name="T13">p.*,</text:span></text:p>
              <text:p text:style-name="P6"><text:span text:style-name="T13"><text:tab/></text:span><text:span text:style-name="T13">p.project_id as main_project_id,</text:span></text:p>
              <text:p text:style-name="P6"><text:span text:style-name="T13"><text:tab/></text:span><text:span text:style-name="T13">p.project_name as main_project_name,</text:span></text:p>
              <text:p text:style-name="P6"><text:span text:style-name="T13"><text:tab/></text:span><text:span text:style-name="T13">acs_object__name(p.company_id) as customer_name,</text:span></text:p>
              <text:p text:style-name="P6"><text:span text:style-name="T13"><text:tab/></text:span><text:span text:style-name="T13">p.start_date::date as main_project_start_date,</text:span></text:p>
              <text:p text:style-name="P6"><text:span text:style-name="T13"><text:tab/></text:span><text:span text:style-name="T13">p.end_date::date as main_project_end_date,</text:span></text:p>
              <text:p text:style-name="P6"><text:span text:style-name="T13"><text:tab/></text:span><text:span text:style-name="T13">to_char(p.start_date, :date_format) as main_project_start_date_pretty,</text:span></text:p>
              <text:p text:style-name="P6"><text:span text:style-name="T13"><text:tab/></text:span><text:span text:style-name="T13">to_char(p.end_date, :date_format) as main_project_end_date_pretty,</text:span></text:p>
              <text:p text:style-name="P6"><text:span text:style-name="T13"><text:tab/></text:span><text:span text:style-name="T13">extract(epoch from p.start_date) as main_project_start_date_epoch,</text:span></text:p>
              <text:p text:style-name="P6"><text:span text:style-name="T13"><text:tab/></text:span><text:span text:style-name="T13">extract(epoch from p.end_date) as main_project_end_date_epoch</text:span></text:p>
              <text:p text:style-name="P6"><text:span text:style-name="T13">from</text:span><text:span text:style-name="T13"><text:tab/></text:span><text:span text:style-name="T13">im_projects p</text:span></text:p>
              <text:p text:style-name="P6"><text:span text:style-name="T13">where</text:span><text:span text:style-name="T13"><text:tab/></text:span><text:span text:style-name="T13">p.parent_id is null and</text:span></text:p>
              <text:p text:style-name="P6"><text:span text:style-name="T13"><text:tab/></text:span><text:span text:style-name="T13">p.project_type_id not in ([im_project_type_task], [im_project_type_ticket]) and</text:span></text:p>
              <text:p text:style-name="P6"><text:span text:style-name="T13"><text:tab/></text:span><text:span text:style-name="T13">p.project_status_id in (select * from im_sub_categories([im_project_status_open]))</text:span></text:p>
              <text:p text:style-name="P6"><text:span text:style-name="T13">order by</text:span><text:span text:style-name="T13"><text:tab/></text:span><text:span text:style-name="T13">lower(acs_object__name(p.company_id)), lower(p.project_name)</text:span></text:p>
              <text:p text:style-name="P6"><text:span text:style-name="T13">Limit</text:span><text:span text:style-name="T13"><text:tab/></text:span><text:span text:style-name="T13">4</text:span></text:p>
              <text:p text:style-name="P6"><text:span text:style-name="T13">"</text:span></text:p>
              <text:p text:style-name="P6"><text:span text:style-name="T14"/></text:p>
              <text:p text:style-name="P6"><text:span text:style-name="T13">list_sql "</text:span></text:p>
              <text:p text:style-name="P6"><text:span text:style-name="T13">select</text:span><text:span text:style-name="T13"><text:tab/></text:span><text:span text:style-name="T13">p.*,</text:span></text:p>
              <text:p text:style-name="P6"><text:span text:style-name="T13"><text:tab/></text:span><text:span text:style-name="T13">trunc(10.0 * coalesce(p.percent_completed,0.0)) / 10.0 as percent_completed_pretty,</text:span></text:p>
              <text:p text:style-name="P6"><text:span text:style-name="T13"><text:tab/></text:span><text:span text:style-name="T13">least(greatest(round(1000.0 * (extract(epoch from '2010-03-30'::date) - extract(epoch from p.start_date)) /</text:span></text:p>
              <text:p text:style-name="P6"><text:span text:style-name="T13"><text:tab/></text:span><text:span text:style-name="T13">(extract(epoch from p.end_date) - extract(epoch from p.start_date) + 0.1 )) / 10.0, 0), 100.0) as percent_expected_pretty,</text:span></text:p>
              <text:p text:style-name="P6"><text:span text:style-name="T13"><text:tab/></text:span><text:span text:style-name="T13">extract(epoch from p.start_date) as start_date_epoch,</text:span></text:p>
              <text:p text:style-name="P6"><text:span text:style-name="T13"><text:tab/></text:span><text:span text:style-name="T13">extract(epoch from p.end_date) as end_date_epoch,</text:span></text:p>
              <text:p text:style-name="P6"><text:span text:style-name="T13"><text:tab/></text:span><text:span text:style-name="T13">im_category_from_id(p.on_track_status_id) as on_track_status</text:span></text:p>
              <text:p text:style-name="P6"><text:span text:style-name="T13">from</text:span><text:span text:style-name="T13"><text:tab/></text:span><text:span text:style-name="T13">im_projects p,</text:span></text:p>
              <text:p text:style-name="P6"><text:span text:style-name="T13"><text:tab/></text:span><text:span text:style-name="T13">im_projects parent</text:span></text:p>
              <text:p text:style-name="P6"><text:span text:style-name="T13">where</text:span><text:span text:style-name="T13"><text:tab/></text:span><text:span text:style-name="T13">parent.project_id = :main_project_id and</text:span></text:p>
              <text:p text:style-name="P6"><text:span text:style-name="T13"><text:tab/></text:span><text:span text:style-name="T13">tree_level(parent.tree_sortkey) &lt; 2 and</text:span></text:p>
              <text:p text:style-name="P6"><text:span text:style-name="T13"><text:tab/></text:span><text:span text:style-name="T13">p.tree_sortkey between parent.tree_sortkey and tree_right(parent.tree_sortkey) and</text:span></text:p>
              <text:p text:style-name="P6"><text:span text:style-name="T13"><text:tab/></text:span><text:span text:style-name="T13">p.project_type_id not in ([im_project_type_task], [im_project_type_ticket])</text:span></text:p>
              <text:p text:style-name="P6"><text:span text:style-name="T13">order by</text:span><text:span text:style-name="T13"><text:tab/></text:span><text:span text:style-name="T13">p.tree_sortkey</text:span></text:p>
              <text:p text:style-name="P6"><text:span text:style-name="T13">LIMIT </text:span><text:span text:style-name="T13"><text:tab/></text:span><text:span text:style-name="T13">6</text:span></text:p>
              <text:p text:style-name="P6"><text:span text:style-name="T13">"</text:span></text:p>
              <text:p text:style-name="P6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-template.1201121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PO-template.1201121-backgroundobjects" style:family="presentation">
      <style:graphic-properties draw:shadow="hidden" draw:shadow-offset-x="0.3cm" draw:shadow-offset-y="0.3cm" draw:shadow-color="#808080">
        <text:list-style style:name="PO-template.120112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-template.1201121-notes" style:family="presentation">
      <style:graphic-properties draw:stroke="none" draw:fill="none">
        <text:list-style style:name="PO-template.12011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O-template.120112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O-template.120112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outline2" style:family="presentation" style:parent-style-name="PO-template.120112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-template.1201121-outline3" style:family="presentation" style:parent-style-name="PO-template.120112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-template.1201121-outline4" style:family="presentation" style:parent-style-name="PO-template.120112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5" style:family="presentation" style:parent-style-name="PO-template.120112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6" style:family="presentation" style:parent-style-name="PO-template.120112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7" style:family="presentation" style:parent-style-name="PO-template.120112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8" style:family="presentation" style:parent-style-name="PO-template.120112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outline9" style:family="presentation" style:parent-style-name="PO-template.120112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-template.1201121-subtitle" style:family="presentation">
      <style:graphic-properties draw:stroke="none" draw:fill="none" draw:textarea-vertical-align="middle">
        <text:list-style style:name="PO-template.12011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PO-template.12011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O-template.12011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portrait"/>
    </style:page-layout>
    <style:page-layout style:name="PM3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PO-template.1201121-backgroundobjects">
      <style:graphic-properties draw:stroke="none" draw:fill-color="#ffffff" draw:textarea-horizontal-align="center" draw:textarea-vertical-align="middle"/>
    </style:style>
    <style:style style:name="Mpr10" style:family="presentation" style:parent-style-name="PO-template.120112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PO-template.120112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1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9.494cm" svg:height="7.079cm" svg:x="4.036cm" svg:y="1.435cm" presentation:class="page"/>
        <draw:frame presentation:style-name="Standard-notes" draw:layer="backgroundobjects" svg:width="22.055cm" svg:height="8.495cm" svg:x="2.756cm" svg:y="8.968cm" presentation:class="notes" presentation:placeholder="true">
          <draw:text-box/>
        </draw:frame>
        <draw:frame presentation:style-name="Mpr5" draw:text-style-name="MP1" draw:layer="backgroundobjects" svg:width="11.964cm" svg:height="0.94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964cm" svg:height="0.943cm" svg:x="15.604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964cm" svg:height="0.943cm" svg:x="0cm" svg:y="17.9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964cm" svg:height="0.943cm" svg:x="15.604cm" svg:y="17.93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7" draw:text-style-name="MP11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7" draw:text-style-name="MP13" draw:layer="backgroundobjects" svg:width="11.947cm" svg:height="0.944cm" svg:x="-0.001cm" svg:y="0.001cm" presentation:class="header">
          <draw:text-box>
            <text:list text:style-name="ML3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7" draw:text-style-name="MP15" draw:layer="backgroundobjects" svg:width="11.947cm" svg:height="0.944cm" svg:x="15.614cm" svg:y="0.001cm" presentation:class="date-time">
          <draw:text-box>
            <text:list text:style-name="ML3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8.381cm" svg:height="7.08cm" svg:x="4.594cm" svg:y="1.415cm" presentation:class="page"/>
        <draw:frame presentation:style-name="Titel1-notes" draw:layer="backgroundobjects" svg:width="22.056cm" svg:height="8.496cm" svg:x="2.755cm" svg:y="8.968cm" presentation:class="notes" presentation:placeholder="true">
          <draw:text-box/>
        </draw:frame>
        <draw:frame presentation:style-name="Mpr8" draw:text-style-name="MP13" draw:layer="backgroundobjects" svg:width="11.947cm" svg:height="0.944cm" svg:x="-0.001cm" svg:y="17.932cm" presentation:class="footer">
          <draw:text-box>
            <text:list text:style-name="ML3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8" draw:text-style-name="MP15" draw:layer="backgroundobjects" svg:width="11.947cm" svg:height="0.944cm" svg:x="15.614cm" svg:y="17.932cm" presentation:class="page-number">
          <draw:text-box>
            <text:list text:style-name="ML3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PO-template.1201121" style:page-layout-name="PM1" draw:style-name="Mdp3">
      <draw:frame presentation:style-name="PO-template.1201121-title" draw:layer="backgroundobjects" svg:width="22.489cm" svg:height="2.631cm" svg:x="1.644cm" svg:y="0.197cm" presentation:class="title" presentation:placeholder="true">
        <draw:text-box/>
      </draw:frame>
      <draw:frame presentation:style-name="PO-template.1201121-outline1" draw:layer="backgroundobjects" svg:width="22.586cm" svg:height="13.504cm" svg:x="1.548cm" svg:y="3.597cm" presentation:class="outline" presentation:placeholder="true">
        <draw:text-box/>
      </draw:frame>
      <draw:frame draw:style-name="Mgr5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6" draw:text-style-name="MP9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rect presentation:style-name="Mpr9" draw:layer="backgroundobjects" svg:width="25.4cm" svg:height="16cm" svg:x="0cm" svg:y="3.05cm">
        <text:p/>
      </draw:rect>
      <presentation:notes style:page-layout-name="PM3">
        <draw:rect draw:style-name="Mgr4" draw:text-style-name="MP4" draw:layer="backgroundobjects" svg:width="27.57cm" svg:height="18.88cm" svg:x="0cm" svg:y="0.001cm">
          <text:p/>
        </draw:rect>
        <draw:frame presentation:style-name="Mpr10" draw:text-style-name="MP13" draw:layer="backgroundobjects" svg:width="11.947cm" svg:height="0.944cm" svg:x="-0.001cm" svg:y="0.001cm" presentation:class="header">
          <draw:text-box>
            <text:list text:style-name="ML1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10" draw:text-style-name="MP15" draw:layer="backgroundobjects" svg:width="11.947cm" svg:height="0.944cm" svg:x="15.614cm" svg:y="0.001cm" presentation:class="date-time">
          <draw:text-box>
            <text:list text:style-name="ML1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PO-template.1201121-title" draw:layer="backgroundobjects" svg:width="18.381cm" svg:height="7.08cm" svg:x="4.594cm" svg:y="1.415cm" presentation:class="page"/>
        <draw:frame presentation:style-name="PO-template.1201121-notes" draw:layer="backgroundobjects" svg:width="22.056cm" svg:height="8.496cm" svg:x="2.755cm" svg:y="8.968cm" presentation:class="notes" presentation:placeholder="true">
          <draw:text-box/>
        </draw:frame>
        <draw:frame presentation:style-name="Mpr11" draw:text-style-name="MP13" draw:layer="backgroundobjects" svg:width="11.947cm" svg:height="0.944cm" svg:x="-0.001cm" svg:y="17.932cm" presentation:class="footer">
          <draw:text-box>
            <text:list text:style-name="ML1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11" draw:text-style-name="MP15" draw:layer="backgroundobjects" svg:width="11.947cm" svg:height="0.944cm" svg:x="15.614cm" svg:y="17.932cm" presentation:class="page-number">
          <draw:text-box>
            <text:list text:style-name="ML1">
              <text:list-header>
                <text:p text:style-name="MP14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2T18:47:34.76</dc:date>
    <meta:editing-cycles>389</meta:editing-cycles>
    <meta:editing-duration>PT65H15M18S</meta:editing-duration>
    <meta:generator>OpenOffice.org/3.2$Win32 OpenOffice.org_project/320m18$Build-9502</meta:generator>
    <meta:document-statistic meta:object-count="88"/>
  </office:meta>
</office:document-meta>
</file>